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14A2F64281FA2BF7465.png" manifest:media-type="image/png"/>
  <manifest:file-entry manifest:full-path="Pictures/10000000000001B6000001B64CA8A51D9F87F7D8.png" manifest:media-type="image/png"/>
  <manifest:file-entry manifest:full-path="Pictures/10000000000001B6000001B605B512CEF24E5E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ＭＳ Ｐゴシック1" svg:font-family="'ＭＳ Ｐゴシック'" style:font-family-generic="modern" style:font-pitch="fixed"/>
    <style:font-face style:name="Linux Biolinum G" svg:font-family="'Linux Biolinum G'" style:font-adornments="Bold" style:font-pitch="variable"/>
    <style:font-face style:name="Roboto Lt" svg:font-family="'Roboto Lt'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Fett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adornments="Bold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Microsoft Sans Serif" svg:font-family="'Microsoft Sans Serif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" svg:font-family="'Noto Sans Cond'" style:font-adornments="Bold" style:font-family-generic="swiss" style:font-pitch="variable"/>
    <style:font-face style:name="Source Sans Pro" svg:font-family="'Source Sans Pro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1.95cm" fo:min-width="1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2.4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end" style:punctuation-wrap="simple" style:writing-mode="lr-tb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6" style:family="paragraph">
      <style:text-properties style:font-name="Liberation Sans2" fo:font-weight="normal"/>
    </style:style>
    <style:style style:name="P7" style:family="paragraph">
      <style:paragraph-properties style:writing-mode="lr-tb"/>
      <style:text-properties style:font-name="Liberation Sans2" fo:font-size="24pt" fo:font-weight="normal" style:font-size-asian="24pt" style:font-weight-asian="bold" style:font-size-complex="24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 style:text-line-through-style="none" style:text-line-through-type="none" style:text-position="0% 58%" style:font-name="Liberation Sans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24pt" fo:text-shadow="none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683cm" svg:height="6.935cm" svg:x="2.666cm" svg:y="4.266cm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683cm" svg:height="6.935cm" draw:transform="rotate (1.5707963267949) translate (2.666cm 18.001cm)">
          <draw:image xlink:href="Pictures/100000000000013E0000014A2F64281FA2BF7465.png" xlink:type="simple" xlink:show="embed" xlink:actuate="onLoad" draw:mime-type="image/png">
            <text:p/>
          </draw:image>
        </draw:frame>
        <draw:custom-shape draw:style-name="gr2" draw:text-style-name="P2" draw:layer="layout" svg:width="1.8cm" svg:height="2.2cm" svg:x="0.801cm" svg:y="12.601cm">
          <text:p/>
          <draw:enhanced-geometry svg:viewBox="0 0 21600 21600" draw:mirror-vertical="true" draw:mirror-horizontal="false" draw:text-areas="0 0 21600 21600" draw:type="circular-arrow" draw:modifiers="-179.624001400507 -89.6395020330906 4287.70285989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1.8cm" svg:height="0.962cm" svg:x="0.601cm" svg:y="15.039cm">
          <draw:text-box>
            <text:p>90°</text:p>
          </draw:text-box>
        </draw:frame>
        <draw:frame draw:name="Foliennummernplatzhalter 5" draw:style-name="gr4" draw:text-style-name="P5" draw:layer="layout" svg:width="5.926cm" svg:height="0.722cm" svg:x="19.104cm" svg:y="18.328cm">
          <draw:text-box>
            <text:p text:style-name="P4"><text:span text:style-name="T1"><text:page-number>2</text:page-number></text:span></text:p>
          </draw:text-box>
        </draw:frame>
        <draw:frame presentation:style-name="pr1" draw:text-style-name="P7" draw:layer="layout" svg:width="17.999cm" svg:height="2.459cm" svg:x="1cm" svg:y="2cm" presentation:class="title" presentation:user-transformed="true">
          <draw:text-box>
            <text:p text:style-name="P6"><text:span text:style-name="T2">GaP: </text:span><text:span text:style-name="T3">Kinematic Theory</text:span></text:p>
          </draw:text-box>
        </draw:frame>
        <draw:frame draw:style-name="gr1" draw:text-style-name="P1" draw:layer="layout" svg:width="6.683cm" svg:height="6.935cm" svg:x="2.666cm" svg:y="4.266cm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683cm" svg:height="6.935cm" draw:transform="rotate (1.5707963267949) translate (2.666cm 18.001cm)">
          <draw:image xlink:href="Pictures/100000000000013E0000014A2F64281FA2BF7465.png" xlink:type="simple" xlink:show="embed" xlink:actuate="onLoad" draw:mime-type="image/png">
            <text:p/>
          </draw:image>
        </draw:frame>
        <draw:custom-shape draw:style-name="gr2" draw:text-style-name="P2" draw:layer="layout" svg:width="1.8cm" svg:height="2.2cm" svg:x="0.801cm" svg:y="12.601cm">
          <text:p/>
          <draw:enhanced-geometry svg:viewBox="0 0 21600 21600" draw:mirror-vertical="true" draw:mirror-horizontal="false" draw:text-areas="0 0 21600 21600" draw:type="circular-arrow" draw:modifiers="-179.624001400507 -89.6395020330906 4287.70285989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6.5cm" svg:height="6.5cm" svg:x="11.036cm" svg:y="11.401cm">
          <draw:image xlink:href="Pictures/10000000000001B6000001B64CA8A51D9F87F7D8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svg:x="11cm" svg:y="4.401cm">
          <draw:image xlink:href="Pictures/10000000000001B6000001B64CA8A51D9F87F7D8.png" xlink:type="simple" xlink:show="embed" xlink:actuate="onLoad" draw:mime-type="image/png">
            <text:p/>
          </draw:image>
        </draw:frame>
        <draw:frame draw:style-name="gr3" draw:text-style-name="P3" draw:layer="layout" svg:width="1.8cm" svg:height="0.962cm" svg:x="0.601cm" svg:y="15.039cm">
          <draw:text-box>
            <text:p>90°</text:p>
          </draw:text-box>
        </draw:frame>
        <draw:frame draw:name="Foliennummernplatzhalter 5" draw:style-name="gr4" draw:text-style-name="P5" draw:layer="layout" svg:width="5.926cm" svg:height="0.722cm" svg:x="19.104cm" svg:y="18.328cm">
          <draw:text-box>
            <text:p text:style-name="P4"><text:span text:style-name="T1"><text:page-number>2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6.683cm" svg:height="6.935cm" svg:x="2.739cm" svg:y="11.144cm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683cm" svg:height="6.935cm" draw:transform="rotate (1.5707963267949) translate (2.57cm 11.1cm)">
          <draw:image xlink:href="Pictures/100000000000013E0000014A2F64281FA2BF7465.png" xlink:type="simple" xlink:show="embed" xlink:actuate="onLoad" draw:mime-type="image/png">
            <text:p/>
          </draw:image>
        </draw:frame>
        <draw:custom-shape draw:style-name="gr2" draw:text-style-name="P2" draw:layer="layout" svg:width="1.8cm" svg:height="2.2cm" svg:x="0.801cm" svg:y="12.601cm">
          <text:p/>
          <draw:enhanced-geometry svg:viewBox="0 0 21600 21600" draw:mirror-vertical="true" draw:mirror-horizontal="false" draw:text-areas="0 0 21600 21600" draw:type="circular-arrow" draw:modifiers="-179.624001400507 -89.6395020330906 4287.70285989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6.5cm" svg:height="6.5cm" svg:x="11.036cm" svg:y="11.401cm">
          <draw:image xlink:href="Pictures/10000000000001B6000001B64CA8A51D9F87F7D8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svg:x="11cm" svg:y="4.401cm">
          <draw:image xlink:href="Pictures/10000000000001B6000001B64CA8A51D9F87F7D8.png" xlink:type="simple" xlink:show="embed" xlink:actuate="onLoad" draw:mime-type="image/png">
            <text:p/>
          </draw:image>
        </draw:frame>
        <draw:frame draw:style-name="gr3" draw:text-style-name="P3" draw:layer="layout" svg:width="1.8cm" svg:height="0.962cm" svg:x="0.601cm" svg:y="15.039cm">
          <draw:text-box>
            <text:p>90°</text:p>
          </draw:text-box>
        </draw:frame>
        <draw:frame draw:name="Foliennummernplatzhalter 5" draw:style-name="gr4" draw:text-style-name="P5" draw:layer="layout" svg:width="5.926cm" svg:height="0.722cm" svg:x="19.104cm" svg:y="18.328cm">
          <draw:text-box>
            <text:p text:style-name="P4"><text:span text:style-name="T1"><text:page-number>2</text:page-number></text:span></text:p>
          </draw:text-box>
        </draw:frame>
        <draw:frame presentation:style-name="pr1" draw:text-style-name="P7" draw:layer="layout" svg:width="17.999cm" svg:height="2.459cm" svg:x="1.001cm" svg:y="2.001cm" presentation:class="title" presentation:user-transformed="true">
          <draw:text-box>
            <text:p text:style-name="P6"><text:span text:style-name="T2">GaP: </text:span><text:span text:style-name="T3">Kinematic Theor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6.683cm" svg:height="6.935cm" svg:x="2.64cm" svg:y="4.241cm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683cm" svg:height="6.935cm" draw:transform="rotate (1.5707963267949) translate (2.665cm 18.001cm)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svg:x="11cm" svg:y="4.401cm">
          <draw:image xlink:href="Pictures/10000000000001B6000001B605B512CEF24E5E4E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draw:transform="rotate (1.5707963267949) translate (11.04cm 17.905cm)">
          <draw:image xlink:href="Pictures/10000000000001B6000001B605B512CEF24E5E4E.png" xlink:type="simple" xlink:show="embed" xlink:actuate="onLoad" draw:mime-type="image/png">
            <text:p/>
          </draw:image>
        </draw:frame>
        <draw:custom-shape draw:style-name="gr2" draw:text-style-name="P2" draw:layer="layout" svg:width="1.8cm" svg:height="2.2cm" svg:x="0.801cm" svg:y="12.6cm">
          <text:p/>
          <draw:enhanced-geometry svg:viewBox="0 0 21600 21600" draw:mirror-vertical="true" draw:mirror-horizontal="false" draw:text-areas="0 0 21600 21600" draw:type="circular-arrow" draw:modifiers="-179.624001400507 -89.6395020330906 4287.70285989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1.8cm" svg:height="0.962cm" svg:x="0.601cm" svg:y="15.038cm">
          <draw:text-box>
            <text:p>90°</text:p>
          </draw:text-box>
        </draw:frame>
        <draw:frame draw:name="Foliennummernplatzhalter 5" draw:style-name="gr4" draw:text-style-name="P5" draw:layer="layout" svg:width="5.926cm" svg:height="0.722cm" svg:x="19.103cm" svg:y="18.328cm">
          <draw:text-box>
            <text:p text:style-name="P4"><text:span text:style-name="T1"><text:page-number>2</text:page-number></text:span></text:p>
          </draw:text-box>
        </draw:frame>
        <draw:frame presentation:style-name="pr1" draw:text-style-name="P7" draw:layer="layout" svg:width="17.999cm" svg:height="2.459cm" svg:x="1.001cm" svg:y="2.001cm" presentation:class="title" presentation:user-transformed="true">
          <draw:text-box>
            <text:p text:style-name="P6"><text:span text:style-name="T2">GaP: Dynamical</text:span><text:span text:style-name="T3"> Theor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6.683cm" svg:height="6.935cm" svg:x="2.74cm" svg:y="11.171cm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683cm" svg:height="6.935cm" draw:transform="rotate (1.5707963267949) translate (2.545cm 11.076cm)">
          <draw:image xlink:href="Pictures/100000000000013E0000014A2F64281FA2BF7465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draw:transform="rotate (1.5707963267949) translate (11cm 10.901cm)">
          <draw:image xlink:href="Pictures/10000000000001B6000001B605B512CEF24E5E4E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6.5cm" svg:x="11.036cm" svg:y="11.401cm">
          <draw:image xlink:href="Pictures/10000000000001B6000001B605B512CEF24E5E4E.png" xlink:type="simple" xlink:show="embed" xlink:actuate="onLoad" draw:mime-type="image/png">
            <text:p/>
          </draw:image>
        </draw:frame>
        <draw:custom-shape draw:style-name="gr2" draw:text-style-name="P2" draw:layer="layout" svg:width="1.8cm" svg:height="2.2cm" svg:x="0.801cm" svg:y="12.6cm">
          <text:p/>
          <draw:enhanced-geometry svg:viewBox="0 0 21600 21600" draw:mirror-vertical="true" draw:mirror-horizontal="false" draw:text-areas="0 0 21600 21600" draw:type="circular-arrow" draw:modifiers="-179.624001400507 -89.6395020330906 4287.70285989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1.8cm" svg:height="0.962cm" svg:x="0.601cm" svg:y="15.038cm">
          <draw:text-box>
            <text:p>90°</text:p>
          </draw:text-box>
        </draw:frame>
        <draw:frame draw:name="Foliennummernplatzhalter 5" draw:style-name="gr4" draw:text-style-name="P5" draw:layer="layout" svg:width="5.926cm" svg:height="0.722cm" svg:x="19.103cm" svg:y="18.328cm">
          <draw:text-box>
            <text:p text:style-name="P4"><text:span text:style-name="T1"><text:page-number>2</text:page-number></text:span></text:p>
          </draw:text-box>
        </draw:frame>
        <draw:frame presentation:style-name="pr1" draw:text-style-name="P7" draw:layer="layout" svg:width="17.999cm" svg:height="2.459cm" svg:x="1.002cm" svg:y="2.002cm" presentation:class="title" presentation:user-transformed="true">
          <draw:text-box>
            <text:p text:style-name="P6"><text:span text:style-name="T2">GaP: Dynamical</text:span><text:span text:style-name="T3"> Theor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ＭＳ Ｐゴシック1" svg:font-family="'ＭＳ Ｐゴシック'" style:font-family-generic="modern" style:font-pitch="fixed"/>
    <style:font-face style:name="Linux Biolinum G" svg:font-family="'Linux Biolinum G'" style:font-adornments="Bold" style:font-pitch="variable"/>
    <style:font-face style:name="Roboto Lt" svg:font-family="'Roboto Lt'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Fett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adornments="Bold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Microsoft Sans Serif" svg:font-family="'Microsoft Sans Serif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" svg:font-family="'Noto Sans Cond'" style:font-adornments="Bold" style:font-family-generic="swiss" style:font-pitch="variable"/>
    <style:font-face style:name="Source Sans Pro" svg:font-family="'Source Sans Pro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78cm" fo:margin-bottom="0cm" fo:text-indent="0cm"/>
      <style:text-properties fo:font-size="26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83cm" fo:margin-bottom="0cm" fo:text-indent="0cm"/>
      <style:text-properties fo:font-size="22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9cm" fo:margin-bottom="0cm" fo:text-indent="0cm"/>
      <style:text-properties fo:font-size="1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2cm" fo:margin-bottom="0cm" fo:text-indent="0cm"/>
      <style:text-properties fo:font-size="1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2cm" fo:margin-bottom="0cm" fo:text-indent="0cm"/>
      <style:text-properties fo:font-size="1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2cm" fo:margin-bottom="0cm" fo:text-indent="0cm"/>
      <style:text-properties fo:font-size="1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2cm" fo:margin-bottom="0cm" fo:text-indent="0cm"/>
      <style:text-properties fo:font-size="1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2cm" fo:margin-bottom="0cm" fo:text-indent="0cm"/>
      <style:text-properties fo:font-size="1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17.999cm" svg:height="3.34cm" svg:x="1cm" svg:y="0.795cm" presentation:class="title" presentation:placeholder="true">
        <draw:text-box/>
      </draw:frame>
      <draw:frame presentation:style-name="Standard-outline1" draw:layer="backgroundobjects" svg:width="17.999cm" svg:height="11.6cm" svg:x="1cm" svg:y="4.68cm" presentation:class="outline" presentation:placeholder="true">
        <draw:text-box/>
      </draw:frame>
      <draw:frame presentation:style-name="Mpr1" draw:text-style-name="MP2" draw:layer="backgroundobjects" svg:width="4.66cm" svg:height="1.38cm" svg:x="1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38cm" svg:x="6.838cm" svg:y="18.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6cm" svg:height="1.38cm" svg:x="14.338cm" svg:y="18.2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8T10:08:43.585000000</meta:creation-date>
    <dc:date>2020-11-28T10:33:15.311000000</dc:date>
    <meta:editing-duration>PT21M14S</meta:editing-duration>
    <meta:editing-cycles>10</meta:editing-cycles>
    <meta:generator>LibreOffice/7.0.3.1$Windows_X86_64 LibreOffice_project/d7547858d014d4cf69878db179d326fc3483e082</meta:generator>
    <meta:document-statistic meta:object-count="66"/>
  </office:meta>
</office:document-meta>
</file>